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8.59cm" fo:break-before="auto" fo:break-after="auto" table:align="center" fo:keep-with-next="auto" style:may-break-between-rows="true" table:border-model="collapsing"/>
    </style:style>
    <style:style style:name="Таблица2.A" style:family="table-column">
      <style:table-column-properties style:column-width="8.59cm"/>
    </style:style>
    <style:style style:name="Таблица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25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1913fa" officeooo:paragraph-rsid="001913fa"/>
    </style:style>
    <style:style style:name="P2" style:family="paragraph" style:parent-style-name="Standard">
      <style:paragraph-properties fo:text-align="justify" style:justify-single-word="false"/>
      <style:text-properties officeooo:rsid="001913fa" officeooo:paragraph-rsid="001913fa"/>
    </style:style>
    <style:style style:name="P3" style:family="paragraph" style:parent-style-name="Standard">
      <style:paragraph-properties fo:text-align="justify" style:justify-single-word="false"/>
      <style:text-properties officeooo:paragraph-rsid="001913fa"/>
    </style:style>
    <style:style style:name="P4" style:family="paragraph" style:parent-style-name="Standard">
      <style:paragraph-properties fo:text-align="justify" style:justify-single-word="false"/>
      <style:text-properties officeooo:paragraph-rsid="004f4728"/>
    </style:style>
    <style:style style:name="P5" style:family="paragraph" style:parent-style-name="Standard">
      <style:paragraph-properties fo:text-align="justify" style:justify-single-word="false"/>
      <style:text-properties officeooo:rsid="001cf293" officeooo:paragraph-rsid="001cf293"/>
    </style:style>
    <style:style style:name="P6" style:family="paragraph" style:parent-style-name="Standard">
      <style:paragraph-properties fo:text-align="justify" style:justify-single-word="false"/>
      <style:text-properties officeooo:rsid="001d9862" officeooo:paragraph-rsid="001d9862"/>
    </style:style>
    <style:style style:name="P7" style:family="paragraph" style:parent-style-name="Standard">
      <style:paragraph-properties fo:text-align="justify" style:justify-single-word="false"/>
      <style:text-properties officeooo:rsid="00257133" officeooo:paragraph-rsid="00257133"/>
    </style:style>
    <style:style style:name="P8" style:family="paragraph" style:parent-style-name="Standard">
      <style:paragraph-properties fo:text-align="justify" style:justify-single-word="false"/>
      <style:text-properties officeooo:rsid="0027e310" officeooo:paragraph-rsid="0027e310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size="12pt" fo:font-weight="normal" officeooo:rsid="004f4728" officeooo:paragraph-rsid="004f4728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41f14d" officeooo:paragraph-rsid="004f4728" fo:background-color="transparent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font-weight="normal" officeooo:rsid="0027e310" officeooo:paragraph-rsid="0027e310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font-weight="normal" officeooo:rsid="0048302f" officeooo:paragraph-rsid="0041f14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style:use-window-font-color="true" style:font-name="Liberation Serif" fo:font-size="12pt" fo:font-weight="normal" officeooo:rsid="0041f14d" officeooo:paragraph-rsid="004f4728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253ec8" officeooo:paragraph-rsid="00253ec8"/>
    </style:style>
    <style:style style:name="P15" style:family="paragraph" style:parent-style-name="Text_20_body">
      <style:paragraph-properties fo:break-before="page"/>
      <style:text-properties officeooo:rsid="00253ec8" officeooo:paragraph-rsid="00253ec8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50e396" officeooo:paragraph-rsid="0050e396"/>
    </style:style>
    <style:style style:name="P17" style:family="paragraph" style:parent-style-name="Table_20_Contents">
      <style:paragraph-properties fo:text-align="justify" style:justify-single-word="false"/>
      <style:text-properties officeooo:rsid="0021e74a" officeooo:paragraph-rsid="0021e74a"/>
    </style:style>
    <style:style style:name="P18" style:family="paragraph" style:parent-style-name="Table_20_Contents">
      <style:paragraph-properties fo:text-align="justify" style:justify-single-word="false"/>
      <style:text-properties officeooo:rsid="0021e74a" officeooo:paragraph-rsid="0026d19e"/>
    </style:style>
    <style:style style:name="P19" style:family="paragraph" style:parent-style-name="Table_20_Contents">
      <style:paragraph-properties fo:text-align="justify" style:justify-single-word="false"/>
      <style:text-properties officeooo:rsid="002367c6" officeooo:paragraph-rsid="002367c6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officeooo:rsid="0021e74a" officeooo:paragraph-rsid="0021e74a" fo:background-color="transparent"/>
    </style:style>
    <style:style style:name="P21" style:family="paragraph" style:parent-style-name="Table_20_Contents">
      <loext:graphic-properties draw:fill="solid" draw:fill-color="#fffff0" draw:opacity="100%"/>
      <style:paragraph-properties fo:text-align="justify" style:justify-single-word="false" fo:background-color="#fffff0"/>
      <style:text-properties style:use-window-font-color="true" officeooo:rsid="0021e74a" officeooo:paragraph-rsid="0021e74a" fo:background-color="transparent"/>
    </style:style>
    <style:style style:name="P22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officeooo:rsid="0021e74a" officeooo:paragraph-rsid="0021e74a" fo:background-color="transparent"/>
    </style:style>
    <style:style style:name="P23" style:family="paragraph" style:parent-style-name="Table_20_Contents">
      <style:paragraph-properties fo:text-align="justify" style:justify-single-word="false"/>
      <style:text-properties officeooo:rsid="004029fa" officeooo:paragraph-rsid="004029fa"/>
    </style:style>
    <style:style style:name="P24" style:family="paragraph" style:parent-style-name="Table_20_Contents">
      <style:paragraph-properties fo:text-align="justify" style:justify-single-word="false"/>
      <style:text-properties officeooo:rsid="0026d19e" officeooo:paragraph-rsid="0026d19e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1913fa"/>
    </style:style>
    <style:style style:name="P26" style:family="paragraph" style:parent-style-name="Standard" style:list-style-name="L4">
      <style:paragraph-properties fo:text-align="justify" style:justify-single-word="false"/>
      <style:text-properties officeooo:paragraph-rsid="0027e310"/>
    </style:style>
    <style:style style:name="P27" style:family="paragraph" style:parent-style-name="Standard" style:list-style-name="L4">
      <style:paragraph-properties fo:text-align="justify" style:justify-single-word="false"/>
      <style:text-properties officeooo:paragraph-rsid="002ff3ad"/>
    </style:style>
    <style:style style:name="P28" style:family="paragraph" style:parent-style-name="Standard" style:list-style-name="L4">
      <style:paragraph-properties fo:text-align="justify" style:justify-single-word="false"/>
      <style:text-properties officeooo:paragraph-rsid="0030417b"/>
    </style:style>
    <style:style style:name="P29" style:family="paragraph" style:parent-style-name="Standard">
      <style:paragraph-properties fo:text-align="justify" style:justify-single-word="false"/>
      <style:text-properties officeooo:paragraph-rsid="004f4728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1913fa" officeooo:paragraph-rsid="001913fa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1afa84" officeooo:paragraph-rsid="001afa84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1cf293" officeooo:paragraph-rsid="001cf293"/>
    </style:style>
    <style:style style:name="P33" style:family="paragraph" style:parent-style-name="Standard" style:list-style-name="L2">
      <style:paragraph-properties fo:text-align="justify" style:justify-single-word="false"/>
      <style:text-properties fo:font-weight="bold" officeooo:rsid="004029fa" officeooo:paragraph-rsid="004029fa" style:font-weight-asian="bold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52b823" officeooo:paragraph-rsid="0052b823"/>
    </style:style>
    <style:style style:name="P35" style:family="paragraph" style:parent-style-name="Standard" style:list-style-name="L3">
      <style:paragraph-properties fo:text-align="justify" style:justify-single-word="false"/>
      <style:text-properties officeooo:rsid="00257133" officeooo:paragraph-rsid="00257133"/>
    </style:style>
    <style:style style:name="P36" style:family="paragraph" style:parent-style-name="Standard" style:list-style-name="L3">
      <style:paragraph-properties fo:text-align="justify" style:justify-single-word="false"/>
      <style:text-properties officeooo:rsid="00257133" officeooo:paragraph-rsid="002660a1"/>
    </style:style>
    <style:style style:name="P37" style:family="paragraph" style:parent-style-name="Standard" style:list-style-name="L3">
      <style:paragraph-properties fo:text-align="justify" style:justify-single-word="false"/>
      <style:text-properties officeooo:rsid="00257133" officeooo:paragraph-rsid="0026d19e"/>
    </style:style>
    <style:style style:name="P38" style:family="paragraph" style:parent-style-name="Standard" style:list-style-name="L3">
      <style:paragraph-properties fo:text-align="justify" style:justify-single-word="false"/>
      <style:text-properties officeooo:rsid="004029fa" officeooo:paragraph-rsid="004029fa"/>
    </style:style>
    <style:style style:name="P39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57133" officeooo:paragraph-rsid="0027e310" fo:background-color="transparent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57133" officeooo:paragraph-rsid="0029733e" fo:background-color="transparent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57133" officeooo:paragraph-rsid="003db0f3" fo:background-color="transparent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57133" officeooo:paragraph-rsid="002b3f28" fo:background-color="transparent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57133" officeooo:paragraph-rsid="002df578" fo:background-color="transparent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paragraph-rsid="002df578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paragraph-rsid="002e66a0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paragraph-rsid="003db0f3" fo:background-color="transparent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paragraph-rsid="002ff3ad" fo:background-color="transparent" style:font-size-asian="12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e66a0" officeooo:paragraph-rsid="002e66a0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e66a0" officeooo:paragraph-rsid="003db0f3" fo:background-color="transparent" style:font-size-asian="12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e66a0" officeooo:paragraph-rsid="0030417b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ff3ad" officeooo:paragraph-rsid="0030417b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ff3ad" officeooo:paragraph-rsid="002e66a0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ff3ad" officeooo:paragraph-rsid="002ff3ad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ff3ad" officeooo:paragraph-rsid="003db0f3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ff3ad" officeooo:paragraph-rsid="003998e9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2ff3ad" officeooo:paragraph-rsid="003fa563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style:use-window-font-color="true" style:font-name="Liberation Serif" fo:font-size="12pt" fo:font-weight="normal" officeooo:rsid="0030417b" officeooo:paragraph-rsid="0030417b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2pt" fo:font-weight="normal" officeooo:rsid="004314ae" officeooo:paragraph-rsid="004f4728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6">
      <style:paragraph-properties fo:text-align="justify" style:justify-single-word="false"/>
      <style:text-properties style:use-window-font-color="true" style:font-name="Liberation Serif" fo:font-size="12pt" fo:font-weight="normal" officeooo:rsid="00443b2f" officeooo:paragraph-rsid="004f4728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officeooo:rsid="004314ae" officeooo:paragraph-rsid="004f4728"/>
    </style:style>
    <style:style style:name="T1" style:family="text">
      <style:text-properties officeooo:rsid="001913fa"/>
    </style:style>
    <style:style style:name="T2" style:family="text">
      <style:text-properties officeooo:rsid="002098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13fa" style:font-weight-asian="bold" style:font-weight-complex="bold"/>
    </style:style>
    <style:style style:name="T5" style:family="text">
      <style:text-properties fo:font-weight="bold" officeooo:rsid="0052b823" style:font-weight-asian="bold" style:font-weight-complex="bold"/>
    </style:style>
    <style:style style:name="T6" style:family="text">
      <style:text-properties officeooo:rsid="002367c6"/>
    </style:style>
    <style:style style:name="T7" style:family="text">
      <style:text-properties officeooo:rsid="00253ec8"/>
    </style:style>
    <style:style style:name="T8" style:family="text">
      <style:text-properties officeooo:rsid="00257133"/>
    </style:style>
    <style:style style:name="T9" style:family="text">
      <style:text-properties officeooo:rsid="002660a1"/>
    </style:style>
    <style:style style:name="T10" style:family="text">
      <style:text-properties officeooo:rsid="0026d19e"/>
    </style:style>
    <style:style style:name="T11" style:family="text">
      <style:text-properties officeooo:rsid="002df578"/>
    </style:style>
    <style:style style:name="T12" style:family="text">
      <style:text-properties officeooo:rsid="002e66a0"/>
    </style:style>
    <style:style style:name="T13" style:family="text">
      <style:text-properties officeooo:rsid="002ff3ad"/>
    </style:style>
    <style:style style:name="T14" style:family="text">
      <style:text-properties officeooo:rsid="0030417b"/>
    </style:style>
    <style:style style:name="T15" style:family="text">
      <style:text-properties officeooo:rsid="00323c1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use-window-font-color="true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Liberation Serif" fo:font-size="12pt" fo:font-weight="normal" officeooo:rsid="002ff3ad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Liberation Serif" fo:font-size="12pt" fo:font-weight="normal" officeooo:rsid="00351d11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use-window-font-color="true" style:font-name="Liberation Serif" fo:font-size="12pt" fo:font-weight="normal" officeooo:rsid="0036b1d0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Liberation Serif" fo:font-size="12pt" fo:font-weight="normal" officeooo:rsid="003998e9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style:font-name="Liberation Serif" fo:font-size="12pt" fo:font-weight="normal" officeooo:rsid="00257133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use-window-font-color="true" style:font-name="Liberation Serif" fo:font-size="12pt" fo:font-weight="normal" officeooo:rsid="003db0f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weight="normal" officeooo:rsid="0030417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use-window-font-color="true" style:font-name="Liberation Serif" fo:font-size="12pt" fo:font-weight="normal" officeooo:rsid="003fa563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use-window-font-color="true" style:font-name="Liberation Serif" fo:font-size="12pt" fo:font-weight="normal" officeooo:rsid="00443b2f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Liberation Serif" fo:font-size="12pt" fo:font-weight="normal" officeooo:rsid="0046da9e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use-window-font-color="true" style:font-name="Liberation Serif" fo:font-size="12pt" fo:font-weight="normal" officeooo:rsid="004a0c3b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use-window-font-color="true" style:font-name="Liberation Serif" fo:font-size="12pt" fo:font-weight="normal" officeooo:rsid="004f4728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use-window-font-color="true" style:font-name="Liberation Serif" fo:font-size="12pt" fo:font-weight="normal" officeooo:rsid="0048302f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style:use-window-font-color="true" style:font-name="Liberation Serif" fo:font-size="12pt" fo:font-weight="normal" officeooo:rsid="00522197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style:use-window-font-color="true" style:font-name="Liberation Serif" fo:font-size="12pt" fo:font-weight="normal" officeooo:rsid="0058a05d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officeooo:rsid="00351d11"/>
    </style:style>
    <style:style style:name="T34" style:family="text">
      <style:text-properties officeooo:rsid="0036b1d0"/>
    </style:style>
    <style:style style:name="T35" style:family="text">
      <style:text-properties officeooo:rsid="003db0f3"/>
    </style:style>
    <style:style style:name="T36" style:family="text">
      <style:text-properties officeooo:rsid="004029fa"/>
    </style:style>
    <style:style style:name="T37" style:family="text">
      <style:text-properties officeooo:rsid="004314ae"/>
    </style:style>
    <style:style style:name="T38" style:family="text">
      <style:text-properties officeooo:rsid="0046da9e"/>
    </style:style>
    <style:style style:name="T39" style:family="text">
      <style:text-properties officeooo:rsid="004cbcbc"/>
    </style:style>
    <style:style style:name="T40" style:family="text">
      <style:text-properties officeooo:rsid="004f4728"/>
    </style:style>
    <style:style style:name="T41" style:family="text">
      <style:text-properties officeooo:rsid="0052b823"/>
    </style:style>
    <style:style style:name="T42" style:family="text">
      <style:text-properties officeooo:rsid="0056cebb"/>
    </style:style>
    <style:style style:name="T43" style:family="text">
      <style:text-properties officeooo:rsid="0058a0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овая работа</text:p>
      <text:p text:style-name="P1"/>
      <text:p text:style-name="P2"><text:span text:style-name="T7">I. </text:span>Введение</text:p>
      <text:p text:style-name="P2">В качестве курсовой работы выбрана разработка базы данных, которая могла бы обеспечить работу портала PubChem (<text:a xlink:type="simple" xlink:href="https://pubchem.ncbi.nlm.nih.gov/" text:style-name="Internet_20_link" text:visited-style-name="Visited_20_Internet_20_Link">https://pubchem.ncbi.nlm.nih.gov</text:a> ).</text:p>
      <text:p text:style-name="P2">PubChem является открытой базой данных национального института здоровья (США). Открытость в данном случае обозначает, что каждый может загрузить на портал результаты своих научных работ, и каждый посетитель портала может их использовать.</text:p>
      <text:p text:style-name="P3"/>
      <text:p text:style-name="P2">Разрабатываемая база данных призвана решить следующие задачи:</text:p>
      <text:list xml:id="list2256898523" text:style-name="L1">
        <text:list-item>
          <text:p text:style-name="P25"><text:span text:style-name="T1">Сохранение учетных записей пользователей (таблица </text:span><text:span text:style-name="T4">users</text:span><text:span text:style-name="T1">) и компаний (таблица </text:span><text:span text:style-name="T4">companies</text:span><text:span text:style-name="T1">);</text:span></text:p>
        </text:list-item>
        <text:list-item>
          <text:p text:style-name="P30">Сохранение результатов научных работ, предоставленных пользователями (таблица <text:span text:style-name="T3">articles</text:span>);</text:p>
        </text:list-item>
        <text:list-item>
          <text:p text:style-name="P30">Группировка результатов научных работ для проведени<text:span text:style-name="T42">я</text:span> необходимых проверок и упрощения процесса поиска (таблица <text:span text:style-name="T3">partitions</text:span>);</text:p>
        </text:list-item>
        <text:list-item>
          <text:p text:style-name="P30">Предоставление пользователям сервисов, аналогичных тем, что представлены на портале PubChem:</text:p>
          <text:list>
            <text:list-item>
              <text:p text:style-name="P30">использование списков выбранных статей для повторного обращения (таблица <text:span text:style-name="T3">favourites</text:span>),</text:p>
            </text:list-item>
            <text:list-item>
              <text:p text:style-name="P30">составление библиографических списков статей для собственных работ (таблица <text:span text:style-name="T3">bibliography</text:span>),</text:p>
            </text:list-item>
            <text:list-item>
              <text:p text:style-name="P30">возможность перелинковки статей между собой (таблица <text:span text:style-name="T3">references_list</text:span>);</text:p>
            </text:list-item>
          </text:list>
        </text:list-item>
        <text:list-item>
          <text:p text:style-name="P31">Также предусмотрены:</text:p>
          <text:list>
            <text:list-item>
              <text:p text:style-name="P31">возможность прикрепления файлов к текстам статей и постов (таблица <text:span text:style-name="T3">media</text:span>)</text:p>
            </text:list-item>
            <text:list-item>
              <text:p text:style-name="P31">и ведение блогов, необходимых для публикации новостей, анонсов статей и планируемых исследований (таблица <text:span text:style-name="T3">posts</text:span>).</text:p>
            </text:list-item>
          </text:list>
        </text:list-item>
      </text:list>
      <text:p text:style-name="P5">В базе данных предусмотрены вспомогательные таблицы:</text:p>
      <text:list xml:id="list3199477339" text:style-name="L2">
        <text:list-item>
          <text:p text:style-name="P32"><text:span text:style-name="T3">category</text:span> (категория компаний: например, лаборатория, журнал или университет);</text:p>
        </text:list-item>
        <text:list-item>
          <text:p text:style-name="P32"><text:span text:style-name="T3">source_types</text:span> – типы материалов (пост или статья), с которыми связаны столбцы source_id (в таблицах favourites, bibliography, references_list) и id (таблицы posts и <text:s/>articles);</text:p>
        </text:list-item>
        <text:list-item>
          <text:p text:style-name="P33">specialization<text:span text:style-name="T16"> – специализация, в которой работает автор.</text:span></text:p>
        </text:list-item>
        <text:list-item>
          <text:p text:style-name="P32">отдельно необходимо сохранять список авторов в архивной таблице <text:span text:style-name="T3">authors</text:span>, т.к. не обязательно каждый автор является пользователем портала; так, например, журнал от лица пользователя – главного редактора – может опубликовать статью научного работника какого-нибудь университета, никогда не регистрировавшегося на портале PubChem.</text:p>
        </text:list-item>
        <text:list-item>
          <text:p text:style-name="P34">Для целей данного проекта также создана таблица для копирования данных удаляемых пользовтелей (archive_user).</text:p>
        </text:list-item>
      </text:list>
      <text:p text:style-name="P5"/>
      <text:p text:style-name="P5">Отдельный триггер призван проверять отсутствие одинаковых записей в таблице authors в т.ч. при случайной смене порядка написания имени и фамилии автора; дополнительной проверкой является проверка совпадений по специальности и стране автора.</text:p>
      <text:p text:style-name="P5"/>
      <text:p text:style-name="P6">Используя созданный View <text:span text:style-name="T2">Authors_jobs</text:span> можно выводить список всех работ данного автора и проверять наличие аналогичных его работ по заданной тематике.</text:p>
      <text:p text:style-name="P15">II. Связи таблиц в базе данных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Таблица.столбец <text:span text:style-name="T36">(ключ)</text:span></text:p>
          </table:table-cell>
          <table:table-cell table:style-name="Таблица1.B1" office:value-type="string">
            <text:p text:style-name="P17">Связи с Таблицей.столбцом <text:span text:style-name="T36">(зависимые)</text:span></text:p>
          </table:table-cell>
        </table:table-row>
        <table:table-row>
          <table:table-cell table:style-name="Таблица1.A2" office:value-type="string">
            <text:p text:style-name="P17">patitions.id</text:p>
          </table:table-cell>
          <table:table-cell table:style-name="Таблица1.B2" office:value-type="string">
            <text:p text:style-name="P17">media.partitions_id</text:p>
          </table:table-cell>
        </table:table-row>
        <table:table-row>
          <table:table-cell table:style-name="Таблица1.A2" office:value-type="string">
            <text:p text:style-name="P17">users.id</text:p>
          </table:table-cell>
          <table:table-cell table:style-name="Таблица1.B2" office:value-type="string">
            <text:p text:style-name="P20">media.user_id</text:p>
            <text:p text:style-name="P20">favourites.user_id</text:p>
            <text:p text:style-name="P20">bibliography.user_id</text:p>
            <text:p text:style-name="P21">referencies_list</text:p>
            <text:p text:style-name="P22">posts.user_id</text:p>
            <text:p text:style-name="P22">articles.user_id</text:p>
          </table:table-cell>
        </table:table-row>
        <table:table-row>
          <table:table-cell table:style-name="Таблица1.A2" office:value-type="string">
            <text:p text:style-name="P17">category.id</text:p>
          </table:table-cell>
          <table:table-cell table:style-name="Таблица1.B2" office:value-type="string">
            <text:p text:style-name="P17">companies.category_id</text:p>
          </table:table-cell>
        </table:table-row>
        <table:table-row>
          <table:table-cell table:style-name="Таблица1.A2" office:value-type="string">
            <text:p text:style-name="P17">companies.id</text:p>
          </table:table-cell>
          <table:table-cell table:style-name="Таблица1.B2" office:value-type="string">
            <text:p text:style-name="P17">users.company_id</text:p>
          </table:table-cell>
        </table:table-row>
        <table:table-row>
          <table:table-cell table:style-name="Таблица1.A2" office:value-type="string">
            <text:p text:style-name="P17">referencies_list.id</text:p>
          </table:table-cell>
          <table:table-cell table:style-name="Таблица1.B2" office:value-type="string">
            <text:p text:style-name="P18">posts.referencies_id</text:p>
            <text:p text:style-name="P24">articles.references_id</text:p>
          </table:table-cell>
        </table:table-row>
        <table:table-row>
          <table:table-cell table:style-name="Таблица1.A2" office:value-type="string">
            <text:p text:style-name="P17">source_types.id</text:p>
          </table:table-cell>
          <table:table-cell table:style-name="Таблица1.B2" office:value-type="string">
            <text:p text:style-name="P17">favourites.source_type_<text:span text:style-name="T6">id</text:span></text:p>
            <text:p text:style-name="P17">bibliogarphy.source_type_<text:span text:style-name="T6">id</text:span></text:p>
            <text:p text:style-name="P17">referencies_list.source_type_<text:span text:style-name="T6">id</text:span></text:p>
          </table:table-cell>
        </table:table-row>
        <table:table-row>
          <table:table-cell table:style-name="Таблица1.A2" office:value-type="string">
            <text:p text:style-name="P19">authors.id</text:p>
          </table:table-cell>
          <table:table-cell table:style-name="Таблица1.B2" office:value-type="string">
            <text:p text:style-name="P19">posts.author_id</text:p>
            <text:p text:style-name="P19">articles.author_id</text:p>
          </table:table-cell>
        </table:table-row>
        <table:table-row>
          <table:table-cell table:style-name="Таблица1.A2" office:value-type="string">
            <text:p text:style-name="P23">specialization.id</text:p>
          </table:table-cell>
          <table:table-cell table:style-name="Таблица1.B2" office:value-type="string">
            <text:p text:style-name="P23">authors.spec_id</text:p>
          </table:table-cell>
        </table:table-row>
      </table:table>
      <text:p text:style-name="P6"/>
      <text:p text:style-name="P14">III. Описание таблиц</text:p>
      <text:list xml:id="list344385820" text:style-name="L3">
        <text:list-item>
          <text:p text:style-name="P35">partitions – таблица содержит название, описание и ссылку на каждый раздел, <text:span text:style-name="T15">в соответствии с которым и хранятся медиа-данные</text:span>;</text:p>
        </text:list-item>
        <text:list-item>
          <text:p text:style-name="P35">users – <text:span text:style-name="T9">логин, имя и фамилию пользователя, email, дату и время регистрации, дату рождения, название компании (если имеет отношение к какой-либо компании из тех, что есть в базе данных); наличие аккаунта в базе данных дает возможность хранить в профиле данные о понравившихся (отложенных) статьях в разделе favorites, а также составлять библиографический список bibliography и делать ссылки references на другие статьи со своей статьи.</text:span></text:p>
        </text:list-item>
        <text:list-item>
          <text:p text:style-name="P35">category – <text:span text:style-name="T9">категория (название), к которой относится компания; отношение к той или иной категории имеет информационное значение, а также может быть полезно, например, <text:s/>при выполнении рассылок.</text:span></text:p>
        </text:list-item>
        <text:list-item>
          <text:p text:style-name="P35">companies – <text:span text:style-name="T9">имя, ссылку на страницу с данными, id категории из таблицы category, имя контактного лица, адрес компании, дату обновления информации, телефон; эти данные используются для составления информационной страницы о каждой компании;</text:span></text:p>
        </text:list-item>
        <text:list-item>
          <text:p text:style-name="P35">media – <text:span text:style-name="T9">имя файла, размер файла, id раздела из таблицы partitions, дату обновления файла, имя пользователя (владельца файла); media-данные сопровождают каждое исследование; деление на разделы происходит в соответствии с правилами раздела и содержанием исследования;</text:span></text:p>
        </text:list-item>
        <text:list-item>
          <text:p text:style-name="P35">favourites – <text:span text:style-name="T9">имя пользователя, к которому относятся выбранные материалы, id типа материала из таблицы source_types, id материала из соответствующей типу материала таблицы; эта таблица соответствует списку отложенных или понравившихся пользователю статей;</text:span></text:p>
        </text:list-item>
        <text:list-item>
          <text:p text:style-name="P36">bibliography - <text:span text:style-name="T9">имя пользователя, к которому относятся выбранные материалы, название работы, id типа материала из таблицы source_types, id материала из соответствующей типу материала таблицы; эта таблица соответствует библиографическому списку статей, необходимому каждому исследованию;</text:span></text:p>
        </text:list-item>
        <text:list-item>
          <text:p text:style-name="P35">references_list – <text:span text:style-name="T9">имя пользователя, название статьи (на которую дается ссылка), id типа материала из таблицы source_types, ссылка, дата публикации, id материала из соответствующей типу материала таблицы; данная таблица соответсвует списку связанных материалов на портале и позволяет дать не только ссылку, но и справочную информацию о ней;</text:span></text:p>
        </text:list-item>
        <text:list-item>
          <text:p text:style-name="P35">source_types – <text:span text:style-name="T9">название типа материала; основные типы: посты и статьи, которым соответствует отдельные таблицы;</text:span></text:p>
        </text:list-item>
        <text:list-item>
          <text:p text:style-name="P35">posts – <text:span text:style-name="T9">имя пользователя (автор поста), название поста, описание опубликованной информации, ссылка, id автора опубликованной информации из таблицы author (может не совпадать с автором поста), дата создания, id из таблицы references_list <text:s/>для вывода информации о связанных статьях;</text:span></text:p>
        </text:list-item>
        <text:list-item>
          <text:p text:style-name="P37">articles – <text:span text:style-name="T10">название статьи, описание статьи, автор статьи, дата публикации, дата обновления, ссылка, id из таблицы references_list <text:s/>для вывода информации о связанных статьях, id пользователя (того, кто опубликовал статью; <text:s/>может не совпадать с автором статьи);</text:span></text:p>
        </text:list-item>
        <text:list-item>
          <text:p text:style-name="P35">authors – <text:span text:style-name="T10">имя, фамилия, страна, специализация автора;</text:span></text:p>
        </text:list-item>
        <text:list-item>
          <text:p text:style-name="P38">specialization – название основной специализации для каждого автора;</text:p>
        </text:list-item>
        <text:list-item>
          <text:p text:style-name="P38">archive_<text:span text:style-name="T41">user – по структуре – копия таблицы users.</text:span></text:p>
        </text:list-item>
      </text:list>
      <text:p text:style-name="P7"/>
      <text:p text:style-name="P8"/>
      <text:p text:style-name="P11">IV. <text:span text:style-name="T8">Описание табличных данных</text:span></text:p>
      <text:list xml:id="list2904852546" text:style-name="L4">
        <text:list-item>
          <text:p text:style-name="P39"><text:span text:style-name="T33">Т</text:span>аблица partititons – все значения в каждой строке должны быть заполнены (не могут быть нулевыми)</text:p>
          <text:list>
            <text:list-item>
              <text:p text:style-name="P39">id тип данных tinyint (разделов не может быть очень много), первичный ключ, авто увеличение на 1, не может быть нулевым;</text:p>
            </text:list-item>
            <text:list-item>
              <text:p text:style-name="P39">name текстовая строка длиной до 50 знаков, не может бтыь нулевой;</text:p>
            </text:list-item>
            <text:list-item>
              <text:p text:style-name="P39">description текстовая строка длиной до 255 знаков, не может быть нулевой;</text:p>
            </text:list-item>
            <text:list-item>
              <text:p text:style-name="P39">href текстовая строка длиной до 255 знаков, не может быть нулевой.</text:p>
            </text:list-item>
          </text:list>
        </text:list-item>
        <text:list-item>
          <text:p text:style-name="P39">Таблица users</text:p>
          <text:list>
            <text:list-item>
              <text:p text:style-name="P39">id тип serial (данных может быть много; пользователи могут удаляться, а предоставленные ими данные нужно сохранять, если они не потребовали их удалить),</text:p>
            </text:list-item>
            <text:list-item>
              <text:p text:style-name="P39">login текстовая строка длиной до 20 знаков, не может быть нулевой;</text:p>
            </text:list-item>
            <text:list-item>
              <text:p text:style-name="P39">first_name текстовая строка длиной до 50 знаков, не может быть нулевой;,</text:p>
            </text:list-item>
            <text:list-item>
              <text:p text:style-name="P39">last_name текстовая строка длиной до 50 знаков, не может быть нулевой;</text:p>
            </text:list-item>
            <text:list-item>
              <text:p text:style-name="P40">email текстовая строка длиной до 125 знаков, не может быть нулевой;</text:p>
            </text:list-item>
            <text:list-item>
              <text:p text:style-name="P26"><text:span text:style-name="T22">registred_at тип данных datetime, значение н</text:span><text:span text:style-name="T23">е может быть нулевым</text:span><text:span text:style-name="T22">,</text:span></text:p>
            </text:list-item>
            <text:list-item>
              <text:p text:style-name="P41">birthday тип данных datetime, значение н<text:span text:style-name="T35">е может быть нулевым</text:span>,</text:p>
            </text:list-item>
            <text:list-item>
              <text:p text:style-name="P39">company_id тип данных int, <text:span text:style-name="T39">значение не может быть отрицательным.</text:span></text:p>
            </text:list-item>
          </text:list>
        </text:list-item>
        <text:list-item>
          <text:p text:style-name="P40">Таблица category</text:p>
          <text:list>
            <text:list-item>
              <text:p text:style-name="P40">id тип int (их может быть много, но bigint представляется излишним), id всегда будет больше нуля и при этом должен быть заполнен, автоматически увеличиваться на 1 при каждой следующей записи, является первичным ключом.</text:p>
            </text:list-item>
            <text:list-item>
              <text:p text:style-name="P40">category_name - <text:s/>текстовая строка длиной до 50 знаков, не может быть нулевой;</text:p>
            </text:list-item>
          </text:list>
        </text:list-item>
        <text:list-item>
          <text:p text:style-name="P40">Таблица companies</text:p>
          <text:list>
            <text:list-item>
              <text:p text:style-name="P40">id тип int (их может быть много, но bigint представляется излишним), id всегда будет больше нуля и при этом должен быть заполнен, автоматически увеличиваться на 1 при каждой следующей записи, является первичным ключом,</text:p>
            </text:list-item>
            <text:list-item>
              <text:p text:style-name="P40">name текстовая строка длиной до 100 знаков, не может быть нулевой,</text:p>
            </text:list-item>
            <text:list-item>
              <text:p text:style-name="P40">href текстовая строка длиной до 255 знаков, не может быть нулевой,</text:p>
            </text:list-item>
            <text:list-item>
              <text:p text:style-name="P40">category_id тип int, как в таблице category,</text:p>
            </text:list-item>
            <text:list-item>
              <text:p text:style-name="P40">contact_Name текстовая строка длиной до 255 знаков, не может быть нулевой,</text:p>
            </text:list-item>
            <text:list-item>
              <text:p text:style-name="P40">Address текстовая строка длиной до 255 знаков, не может быть нулевой,</text:p>
            </text:list-item>
            <text:list-item>
              <text:p text:style-name="P40">updated_at тип date – важна только дата обновления информации,</text:p>
            </text:list-item>
            <text:list-item>
              <text:p text:style-name="P40">phone тип int(13) – 13 цифр для сохранения номера телефона (с запасом для кодов городов и добавочных номеров).</text:p>
            </text:list-item>
          </text:list>
        </text:list-item>
        <text:list-item>
          <text:p text:style-name="P42">Таблица media</text:p>
          <text:list>
            <text:list-item>
              <text:p text:style-name="P42">Id тип serial auto_increment primary key,</text:p>
            </text:list-item>
            <text:list-item>
              <text:p text:style-name="P42">user_id bigint unsigned not null – как в таблице users,</text:p>
            </text:list-item>
            <text:list-item>
              <text:p text:style-name="P42">file_name текстовая строка длиной до 25 знаков, не может быть нулевой,текстовая строка длиной до 255 знаков, не может быть нулевой,</text:p>
            </text:list-item>
            <text:list-item>
              <text:p text:style-name="P42">file_size_mb тип float, неотрицательное ненулевое значение,</text:p>
            </text:list-item>
            <text:list-item>
              <text:p text:style-name="P42">Partition_id тип tinyint ненулевое значение – как в таблице partitions,</text:p>
            </text:list-item>
            <text:list-item>
              <text:p text:style-name="P41">updated_date тип date, <text:s/>значение н<text:span text:style-name="T35">е может быть нулевым</text:span>;</text:p>
            </text:list-item>
          </text:list>
        </text:list-item>
        <text:list-item>
          <text:p text:style-name="P43">Таблица favourites</text:p>
          <text:list>
            <text:list-item>
              <text:p text:style-name="P43">id тип serial,</text:p>
            </text:list-item>
            <text:list-item>
              <text:p text:style-name="P43">user_id тип bigint (20 символов), не отрицательный и не нулевой,</text:p>
            </text:list-item>
            <text:list-item>
              <text:p text:style-name="P43">source_type_id тип tinyint не отрицательный и не нулевой,</text:p>
            </text:list-item>
            <text:list-item>
              <text:p text:style-name="P43">source_id тип bigint (20 символов), неотрицательный и не нулевой</text:p>
            </text:list-item>
          </text:list>
        </text:list-item>
        <text:list-item>
          <text:p text:style-name="P43">Таблица bibliography</text:p>
          <text:list>
            <text:list-item>
              <text:p text:style-name="P44"><text:soft-page-break/><text:span text:style-name="T8">id</text:span> <text:span text:style-name="T11">тип </text:span>serial,</text:p>
            </text:list-item>
            <text:list-item>
              <text:p text:style-name="P44">user_id <text:span text:style-name="T11">тип </text:span>bigint (20 <text:span text:style-name="T11">символов</text:span>), <text:span text:style-name="T11">не отрицательный и не нулевой,</text:span></text:p>
            </text:list-item>
            <text:list-item>
              <text:p text:style-name="P44">survey_name <text:span text:style-name="T11">текстовая строка длиной 10 символов, не может быть нулевой,</text:span></text:p>
            </text:list-item>
            <text:list-item>
              <text:p text:style-name="P44">source_type_id <text:span text:style-name="T11">тип </text:span>tinyint, <text:span text:style-name="T11">не отрицательный и не нулевой,</text:span></text:p>
            </text:list-item>
            <text:list-item>
              <text:p text:style-name="P44">source_id <text:span text:style-name="T11">тип</text:span> bigint (20 <text:span text:style-name="T11">символов</text:span>), <text:span text:style-name="T11">не отрицательный и не нулевой;</text:span></text:p>
            </text:list-item>
          </text:list>
        </text:list-item>
        <text:list-item>
          <text:p text:style-name="P48"><text:span text:style-name="T11">Т</text:span>аблица references_list,</text:p>
          <text:list>
            <text:list-item>
              <text:p text:style-name="P48">id тип serial,</text:p>
            </text:list-item>
            <text:list-item>
              <text:p text:style-name="P45">user_id <text:span text:style-name="T12">тип </text:span>bigint, <text:span text:style-name="T12">не отрицательный и не нулевой,</text:span></text:p>
            </text:list-item>
            <text:list-item>
              <text:p text:style-name="P45">name <text:span text:style-name="T12">текстовая строка длиной до 255 символов, не может быть нулевой,</text:span></text:p>
            </text:list-item>
            <text:list-item>
              <text:p text:style-name="P45">source_<text:span text:style-name="T12">id</text:span> <text:span text:style-name="T12">тип bigint, не отрицательный и не нулевой – как в таблицах posts и articles (столбцы id),</text:span></text:p>
            </text:list-item>
            <text:list-item>
              <text:p text:style-name="P45">source_type_id <text:span text:style-name="T13">тип </text:span>tinyint, <text:span text:style-name="T13">не может быть нулевым – как в таблице source_types,</text:span></text:p>
            </text:list-item>
            <text:list-item>
              <text:p text:style-name="P45">href <text:span text:style-name="T13">текстовая строка длиной до 512 символов, не может быть нулевой</text:span>,</text:p>
            </text:list-item>
            <text:list-item>
              <text:p text:style-name="P49">publication_date тип date, <text:s/>значение не может быть нулевым;</text:p>
            </text:list-item>
          </text:list>
        </text:list-item>
        <text:list-item>
          <text:p text:style-name="P50"><text:span text:style-name="T11">Т</text:span>аблица <text:span text:style-name="T13">source_types</text:span></text:p>
          <text:list>
            <text:list-item>
              <text:p text:style-name="P51">id тип <text:span text:style-name="T14">tinyint – как в таблице source_types,</text:span></text:p>
            </text:list-item>
          </text:list>
        </text:list-item>
        <text:list-item>
          <text:p text:style-name="P52">name – текстовая строка длиной до 10 символов.</text:p>
        </text:list-item>
        <text:list-item>
          <text:p text:style-name="P53"><text:span text:style-name="T11">Таблица p</text:span>osts</text:p>
          <text:list>
            <text:list-item>
              <text:p text:style-name="P53">id тип serial,</text:p>
            </text:list-item>
            <text:list-item>
              <text:p text:style-name="P47">user_id <text:span text:style-name="T13">тип</text:span> bigint, <text:span text:style-name="T13">не отрицательный, не может быть нулевым,</text:span></text:p>
            </text:list-item>
            <text:list-item>
              <text:p text:style-name="P47">topic <text:span text:style-name="T13">текстовая строка длиной до 255 символов, не может быть нулевым</text:span>,</text:p>
            </text:list-item>
            <text:list-item>
              <text:p text:style-name="P27"><text:span text:style-name="T17">description </text:span><text:span text:style-name="T18">текстовая строка длиной до 1000 символов, </text:span><text:span text:style-name="T19">значение по умолчанию – пустая строка </text:span><text:span text:style-name="T27">(описание могут создать отдельно, м.б. позже);</text:span></text:p>
            </text:list-item>
            <text:list-item>
              <text:p text:style-name="P27"><text:span text:style-name="T17">href <text:s/></text:span><text:span text:style-name="T18">текстовая строка длиной до 1</text:span><text:span text:style-name="T20">28</text:span><text:span text:style-name="T18"> символов</text:span><text:span text:style-name="T17">, </text:span><text:span text:style-name="T18">не может быть нулев</text:span><text:span text:style-name="T21">ой</text:span><text:span text:style-name="T20">;</text:span></text:p>
            </text:list-item>
            <text:list-item>
              <text:p text:style-name="P47">authors_id <text:span text:style-name="T13">тип</text:span> bigint – <text:span text:style-name="T13">как в таблице authors</text:span>, <text:span text:style-name="T34">не может быть нулевым;</text:span></text:p>
            </text:list-item>
            <text:list-item>
              <text:p text:style-name="P46">created_at <text:span text:style-name="T13">тип</text:span> date, <text:span text:style-name="T8"><text:s/>значение не может быть нулевым;<text:tab/></text:span></text:p>
            </text:list-item>
            <text:list-item>
              <text:p text:style-name="P53">referencies_id тип bigint, не отрицательный и не нулевым;</text:p>
            </text:list-item>
          </text:list>
        </text:list-item>
        <text:list-item>
          <text:p text:style-name="P53"><text:span text:style-name="T11">Таблица </text:span>articles</text:p>
          <text:list>
            <text:list-item>
              <text:p text:style-name="P53">id тип serial,</text:p>
            </text:list-item>
            <text:list-item>
              <text:p text:style-name="P53">topic – текстовая строка длиной до 255 символов,</text:p>
            </text:list-item>
            <text:list-item>
              <text:p text:style-name="P53">description – текстовая строка длиной до 1000 символов,</text:p>
            </text:list-item>
            <text:list-item>
              <text:p text:style-name="P53">author_id – тип bigint – как в таблице authors,</text:p>
            </text:list-item>
            <text:list-item>
              <text:p text:style-name="P54">created_at – тип date, <text:span text:style-name="T8"><text:s/>значение не может быть нулевым</text:span>,</text:p>
            </text:list-item>
            <text:list-item>
              <text:p text:style-name="P54">updated_at – тип date, <text:span text:style-name="T8"><text:s/>значение не может быть нулевым</text:span>,</text:p>
            </text:list-item>
            <text:list-item>
              <text:p text:style-name="P53">href – текстовая строка длиной до 128 символов, не может быть нулевой;</text:p>
            </text:list-item>
            <text:list-item>
              <text:p text:style-name="P55">references_id - тип bigint, не отрицательный и не нулевым – как в таблице references_list;</text:p>
            </text:list-item>
            <text:list-item>
              <text:p text:style-name="P53">user_id тип bigint до 20 символов, не нулевой и не отрицательный;</text:p>
            </text:list-item>
          </text:list>
        </text:list-item>
        <text:list-item>
          <text:p text:style-name="P51">Таблица authors</text:p>
          <text:list>
            <text:list-item>
              <text:p text:style-name="P51">id bigint, не отрицательный и не нулевой,</text:p>
            </text:list-item>
            <text:list-item>
              <text:p text:style-name="P51">first_name – текстовая строка длиной до 50 символов, не может быть нулевой,</text:p>
            </text:list-item>
            <text:list-item>
              <text:p text:style-name="P57"><text:span text:style-name="T13">last_name – текстовая строка длиной до 50 </text:span>символов, значение по умолчанию - ‘’,</text:p>
            </text:list-item>
            <text:list-item>
              <text:p text:style-name="P57">country - текстовая строка длиной до 20 символов, не может быть нулевой,</text:p>
            </text:list-item>
            <text:list-item>
              <text:p text:style-name="P28"><text:span text:style-name="T24">spec_</text:span><text:span text:style-name="T25">id –</text:span><text:span text:style-name="T24"> </text:span><text:span text:style-name="T25">тип int</text:span><text:span text:style-name="T24">, </text:span><text:span text:style-name="T25">значение </text:span><text:span text:style-name="T24">не может быть нулев</text:span><text:span text:style-name="T25">ым</text:span><text:span text:style-name="T24">.</text:span></text:p>
            </text:list-item>
          </text:list>
        </text:list-item>
        <text:list-item>
          <text:p text:style-name="P56">Таблица specialization</text:p>
          <text:list>
            <text:list-item>
              <text:p text:style-name="P56">id тип int, автоувеличение на 1, primary key,</text:p>
            </text:list-item>
            <text:list-item>
              <text:p text:style-name="P56">spec – текстовая строка длиной до 50 символов, <text:span text:style-name="T38">не может быть нулевой;</text:span></text:p>
            </text:list-item>
          </text:list>
        </text:list-item>
        <text:list-item>
          <text:p text:style-name="P56"><text:span text:style-name="T41">Таблица </text:span>archive_<text:span text:style-name="T41">user является </text:span><text:span text:style-name="T5">архивной</text:span><text:span text:style-name="T41"> копией удаленных данных таблицы users.</text:span></text:p>
        </text:list-item>
      </text:list>
      <text:p text:style-name="P12"/>
      <text:p text:style-name="P9">V. Внешние ключи.</text:p>
      <text:p text:style-name="P9"><text:tab/>Для поддержания связей между таблицами без участия пользователя были созданы внешние ключи. Было принято решение сохранять все значения в связанных таблицах при удалении внешних ключей, кроме случаев использования личных предпочтений пользователей (таблицы favourites и bibliography), т.к. в остальных случаях данные могут требоваться другим пользователям.</text:p>
      <text:p text:style-name="P9"/>
      <text:p text:style-name="P16"><text:span text:style-name="T29">С</text:span><text:span text:style-name="T17">писок внешних ключей базы даных</text:span></text:p>
      <text:p text:style-name="P9"/>
      <table:table table:name="Таблица2" table:style-name="Таблица2" table:template-name="Базовый">
        <table:table-column table:style-name="Таблица2.A"/>
        <table:table-row>
          <table:table-cell table:style-name="Таблица2.A1" office:value-type="string">
            <text:p text:style-name="P10">articles_author_id_idx</text:p>
          </table:table-cell>
        </table:table-row>
        <table:table-row>
          <table:table-cell table:style-name="Таблица2.A2" office:value-type="string">
            <text:p text:style-name="P10">articles_created_at_idx</text:p>
          </table:table-cell>
        </table:table-row>
        <table:table-row>
          <table:table-cell table:style-name="Таблица2.A2" office:value-type="string">
            <text:p text:style-name="P10">articles_description_idx</text:p>
          </table:table-cell>
        </table:table-row>
        <table:table-row>
          <table:table-cell table:style-name="Таблица2.A2" office:value-type="string">
            <text:p text:style-name="P10">articles_href_idx</text:p>
          </table:table-cell>
        </table:table-row>
        <table:table-row>
          <table:table-cell table:style-name="Таблица2.A2" office:value-type="string">
            <text:p text:style-name="P10">articles_references_id_idx</text:p>
          </table:table-cell>
        </table:table-row>
        <table:table-row>
          <table:table-cell table:style-name="Таблица2.A2" office:value-type="string">
            <text:p text:style-name="P10">articles_topic_idx</text:p>
          </table:table-cell>
        </table:table-row>
        <table:table-row>
          <table:table-cell table:style-name="Таблица2.A2" office:value-type="string">
            <text:p text:style-name="P10">articles_updated_at_idx</text:p>
          </table:table-cell>
        </table:table-row>
        <table:table-row>
          <table:table-cell table:style-name="Таблица2.A2" office:value-type="string">
            <text:p text:style-name="P10">articles_user_id_idx</text:p>
          </table:table-cell>
        </table:table-row>
        <table:table-row>
          <table:table-cell table:style-name="Таблица2.A2" office:value-type="string">
            <text:p text:style-name="P10">companies_href_idx</text:p>
          </table:table-cell>
        </table:table-row>
        <table:table-row>
          <table:table-cell table:style-name="Таблица2.A2" office:value-type="string">
            <text:p text:style-name="P10">companies_name_idx</text:p>
          </table:table-cell>
        </table:table-row>
        <table:table-row>
          <table:table-cell table:style-name="Таблица2.A2" office:value-type="string">
            <text:p text:style-name="P10">posts_author_id_idx</text:p>
          </table:table-cell>
        </table:table-row>
        <table:table-row>
          <table:table-cell table:style-name="Таблица2.A2" office:value-type="string">
            <text:p text:style-name="P10">posts_created_at_idx</text:p>
          </table:table-cell>
        </table:table-row>
        <table:table-row>
          <table:table-cell table:style-name="Таблица2.A2" office:value-type="string">
            <text:p text:style-name="P10">posts_description_idx</text:p>
          </table:table-cell>
        </table:table-row>
        <table:table-row>
          <table:table-cell table:style-name="Таблица2.A2" office:value-type="string">
            <text:p text:style-name="P10">posts_href_idx</text:p>
          </table:table-cell>
        </table:table-row>
        <table:table-row>
          <table:table-cell table:style-name="Таблица2.A2" office:value-type="string">
            <text:p text:style-name="P10">posts_references_id_idx</text:p>
          </table:table-cell>
        </table:table-row>
        <table:table-row>
          <table:table-cell table:style-name="Таблица2.A2" office:value-type="string">
            <text:p text:style-name="P10">posts_topic_idx</text:p>
          </table:table-cell>
        </table:table-row>
        <table:table-row>
          <table:table-cell table:style-name="Таблица2.A2" office:value-type="string">
            <text:p text:style-name="P10">posts_user_id_idx</text:p>
          </table:table-cell>
        </table:table-row>
        <table:table-row>
          <table:table-cell table:style-name="Таблица2.A2" office:value-type="string">
            <text:p text:style-name="P10">references_list_href_idx</text:p>
          </table:table-cell>
        </table:table-row>
        <table:table-row>
          <table:table-cell table:style-name="Таблица2.A2" office:value-type="string">
            <text:p text:style-name="P10">references_list_name_idx</text:p>
          </table:table-cell>
        </table:table-row>
        <table:table-row>
          <table:table-cell table:style-name="Таблица2.A2" office:value-type="string">
            <text:p text:style-name="P10">references_list_publication_date_idx</text:p>
          </table:table-cell>
        </table:table-row>
        <table:table-row>
          <table:table-cell table:style-name="Таблица2.A2" office:value-type="string">
            <text:p text:style-name="P10">references_list_source_id_idx</text:p>
          </table:table-cell>
        </table:table-row>
        <table:table-row>
          <table:table-cell table:style-name="Таблица2.A2" office:value-type="string">
            <text:p text:style-name="P10">references_list_source_type_id_idx</text:p>
          </table:table-cell>
        </table:table-row>
        <table:table-row>
          <table:table-cell table:style-name="Таблица2.A2" office:value-type="string">
            <text:p text:style-name="P10">references_list_user_id_idx</text:p>
          </table:table-cell>
        </table:table-row>
        <table:table-row>
          <table:table-cell table:style-name="Таблица2.A2" office:value-type="string">
            <text:p text:style-name="P10">media_file_name_idx</text:p>
          </table:table-cell>
        </table:table-row>
        <table:table-row table:style-name="Таблица2.25">
          <table:table-cell table:style-name="Таблица2.A2" office:value-type="string">
            <text:p text:style-name="P10">media_file_size_mb_idx</text:p>
          </table:table-cell>
        </table:table-row>
        <table:table-row>
          <table:table-cell table:style-name="Таблица2.A2" office:value-type="string">
            <text:p text:style-name="P10">users_company_id_idx</text:p>
          </table:table-cell>
        </table:table-row>
        <table:table-row>
          <table:table-cell table:style-name="Таблица2.A2" office:value-type="string">
            <text:p text:style-name="P10">users_email_idx</text:p>
          </table:table-cell>
        </table:table-row>
        <table:table-row>
          <table:table-cell table:style-name="Таблица2.A2" office:value-type="string">
            <text:p text:style-name="P10">users_first_name_idx</text:p>
          </table:table-cell>
        </table:table-row>
        <table:table-row>
          <table:table-cell table:style-name="Таблица2.A2" office:value-type="string">
            <text:p text:style-name="P10">users_last_name_idx</text:p>
          </table:table-cell>
        </table:table-row>
      </table:table>
      <text:p text:style-name="P13">V<text:span text:style-name="T40">I</text:span>. Построение индексов</text:p>
      <text:list xml:id="list1755855020" text:style-name="L5">
        <text:list-item>
          <text:p text:style-name="P58">Часто используемые таблицы (прогноз):</text:p>
          <text:list>
            <text:list-item>
              <text:p text:style-name="P58">users;</text:p>
            </text:list-item>
            <text:list-item>
              <text:p text:style-name="P58">companies;</text:p>
            </text:list-item>
            <text:list-item>
              <text:p text:style-name="P58">posts;</text:p>
            </text:list-item>
            <text:list-item>
              <text:p text:style-name="P58">articles;</text:p>
            </text:list-item>
            <text:list-item>
              <text:p text:style-name="P58">bibliography;</text:p>
            </text:list-item>
            <text:list-item>
              <text:p text:style-name="P58">favourites;</text:p>
            </text:list-item>
            <text:list-item>
              <text:p text:style-name="P58">references_list.</text:p>
            </text:list-item>
            <text:list-item>
              <text:p text:style-name="P58">media</text:p>
            </text:list-item>
          </text:list>
        </text:list-item>
        <text:list-item>
          <text:p text:style-name="P58">Часто используемые столбцы в часто используемых таблицах:</text:p>
          <text:list>
            <text:list-item>
              <text:p text:style-name="P60"><text:span text:style-name="T17">users.first_name, users.last_name, users.compan</text:span><text:span text:style-name="T28">y_id</text:span><text:span text:style-name="T17">, users.email – все сравнительно редко изменяемые;</text:span></text:p>
            </text:list-item>
            <text:list-item>
              <text:p text:style-name="P58">companies.name, companies.href – все сравнительно редко изменяемые;</text:p>
            </text:list-item>
            <text:list-item>
              <text:p text:style-name="P60"><text:span text:style-name="T17">posts – все, при этом </text:span><text:span text:style-name="T28">они </text:span><text:span text:style-name="T17">сравнительно редко изменяются </text:span><text:span text:style-name="T28">после добавления</text:span><text:span text:style-name="T17">;</text:span></text:p>
            </text:list-item>
            <text:list-item>
              <text:p text:style-name="P60"><text:span text:style-name="T17">articles – все, при этом сравнительно редко изменяются </text:span><text:span text:style-name="T28">после добавления</text:span><text:span text:style-name="T17">;</text:span></text:p>
            </text:list-item>
            <text:list-item>
              <text:p text:style-name="P58">favourites.source_type_id, favourites.source_id – могут часто изменяться при активной работе;</text:p>
            </text:list-item>
            <text:list-item>
              <text:p text:style-name="P58">bibliography.survey_name, bibliography.source_type_id, bibliography.source_id – могут часто изменяться при активной работе;</text:p>
            </text:list-item>
            <text:list-item>
              <text:p text:style-name="P58">references_list – все, при этом сравнительно редко изменяются;</text:p>
            </text:list-item>
            <text:list-item>
              <text:p text:style-name="P60"><text:span text:style-name="T17">media.file_name, </text:span><text:span text:style-name="T26">media.file_size_mb – сравнительно редко изменяются.</text:span></text:p>
            </text:list-item>
          </text:list>
        </text:list-item>
      </text:list>
      <text:p text:style-name="P4"><text:span text:style-name="T26">Простматриваются возможности </text:span><text:span text:style-name="T32">создания</text:span><text:span text:style-name="T26"> составных индексов:</text:span></text:p>
      <text:list xml:id="list2245120254" text:style-name="L6">
        <text:list-item>
          <text:p text:style-name="P59">favourites.source_type_id + favourites.source_id – только вместе они указывают на конкретный id в таблице материалов posts или articles;</text:p>
        </text:list-item>
        <text:list-item>
          <text:p text:style-name="P59"><text:span text:style-name="T37">bibliography.</text:span>source_type_id<text:span text:style-name="T37">, bibliography.source_id</text:span> – только вместе они указывают на конкретный id в таблице материалов posts или articles;</text:p>
        </text:list-item>
        <text:list-item>
          <text:p text:style-name="P59"><text:span text:style-name="T37">references_list.</text:span>source_type_id<text:span text:style-name="T37">, references_list.source_id</text:span> – только вместе они указывают на конкретный id в таблице материалов posts или articles<text:span text:style-name="T37">.</text:span></text:p>
        </text:list-item>
      </text:list>
      <text:p text:style-name="P4"><text:span text:style-name="T30">Для сравнительно небольшой базы данных, принято решение построить индексы для наиболее часто используемых записей, которые обновляются не часто, </text:span><text:span text:style-name="T31">а также применить составные индексы. В реальной работе эффективность применения индексов может быть оценена отдельно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i  Lipin</meta:initial-creator>
    <meta:creation-date>2019-12-29T17:48:54.474533776</meta:creation-date>
    <dc:date>2020-01-03T23:35:37.345656450</dc:date>
    <dc:creator>Andrei  Lipin</dc:creator>
    <meta:editing-duration>P4DT5H10M7S</meta:editing-duration>
    <meta:editing-cycles>38</meta:editing-cycles>
    <meta:generator>LibreOffice/6.3.3.2.0$Linux_X86_64 LibreOffice_project/30$Build-2</meta:generator>
    <meta:document-statistic meta:table-count="2" meta:image-count="0" meta:object-count="0" meta:page-count="7" meta:paragraph-count="207" meta:word-count="1882" meta:character-count="13992" meta:non-whitespace-character-count="12385"/>
  </office:meta>
</office:document-meta>
</file>